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start" style:justify-single-word="false"/>
    </style:style>
    <style:style style:name="P2" style:family="paragraph" style:parent-style-name="Text_20_body" style:list-style-name="L1">
      <style:paragraph-properties fo:text-align="start" style:justify-single-word="false">
        <style:tab-stops>
          <style:tab-stop style:position="0.661cm"/>
        </style:tab-stops>
      </style:paragraph-properties>
    </style:style>
    <style:style style:name="P3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Text_20_body" style:list-style-name="L2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ext_20_body" style:list-style-name="L1">
      <style:paragraph-properties fo:margin-top="0cm" fo:margin-bottom="0cm" fo:text-align="start" style:justify-single-word="false"/>
    </style:style>
    <style:style style:name="P8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0.661cm"/>
        </style:tab-stops>
      </style:paragraph-properties>
    </style:style>
    <style:style style:name="P9" style:family="paragraph" style:parent-style-name="Text_20_body" style:list-style-name="L2">
      <style:paragraph-properties fo:margin-top="0cm" fo:margin-bottom="0.199cm"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Text_20_body" style:list-style-name="L1">
      <style:paragraph-properties fo:margin-top="0cm" fo:margin-bottom="0.101cm" fo:text-align="start" style:justify-single-word="false"/>
    </style:style>
    <style:style style:name="P11" style:family="paragraph" style:parent-style-name="Text_20_body" style:list-style-name="L1">
      <style:paragraph-properties fo:margin-top="0cm" fo:margin-bottom="0.101cm" fo:text-align="start" style:justify-single-word="false">
        <style:tab-stops>
          <style:tab-stop style:position="0.661cm"/>
        </style:tab-stops>
      </style:paragraph-properties>
    </style:style>
    <style:style style:name="P12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8cm" fo:margin-left="0.4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Resumen ED 02</text:h>
      <text:p text:style-name="P4">Un entorno integrado de desarrollo (IDE) es una herramienta de apoyo al proceso de programación. El primer lenguaje de programación que usó un IDE fue Basic, aunque sobre linea de comandos, y el primer IDE que se hizo popular fue Maestro.</text:p>
      <text:p text:style-name="P4">Un IDE se compone de un editor de código, un compilador-interprete, un depurador un generador de herramientas visuales y una interfaz gráfica.</text:p>
      <text:p text:style-name="P5">Al usarlo se busca fiabilidad, comodidad, eficiencia y reducción del tiempo ya que ofrece una lista de funciones entre las que están:</text:p>
      <text:list xml:id="list4940884247588110812" text:style-name="L2">
        <text:list-item>
          <text:p text:style-name="P6">Coloración y detección de errores de sintaxis</text:p>
        </text:list-item>
        <text:list-item>
          <text:p text:style-name="P6">Autocompletado e identificación de código</text:p>
        </text:list-item>
        <text:list-item>
          <text:p text:style-name="P6">Asistentes de generación de código y componentes visuales</text:p>
        </text:list-item>
        <text:list-item>
          <text:p text:style-name="P6">Compilación con fuentes en una carpeta y compilados en otra</text:p>
        </text:list-item>
        <text:list-item>
          <text:p text:style-name="P6">Control de versiones y usuarios simultáneos</text:p>
        </text:list-item>
        <text:list-item>
          <text:p text:style-name="P9">Depuración, refactorización e indentación automática del código.</text:p>
        </text:list-item>
      </text:list>
      <text:p text:style-name="P4">Al elegir un IDE para trabajar hay que tener en cuenta que presentan varias licencias. Los IDEs pueden ser libres como NetBeans, Eclipse o Gambas o propietarios como Microsoft Visual Studio, Jbuilder o Xcode.</text:p>
      <text:p text:style-name="P3">Instalar jdk y netbeans en ubuntu</text:p>
      <text:list xml:id="list4808440059712176850" text:style-name="L1">
        <text:list-item>
          <text:p text:style-name="P1">Utilizar superususario: su (cuando lo pida escribir password)</text:p>
        </text:list-item>
        <text:list-item>
          <text:p text:style-name="P1">Crear directorio para jdk: mkdir /usr/local/java</text:p>
        </text:list-item>
        <text:list-item>
          <text:p text:style-name="P1">Descargar jdk de la pagina de oracle (elegir 32 o 64 bits y .tar.gz)</text:p>
        </text:list-item>
        <text:list-item>
          <text:p text:style-name="P1">Ir al directorio donde lo hemos descargado: cd Downloads</text:p>
        </text:list-item>
        <text:list-item>
          <text:p text:style-name="P1">Copiar al directorio para jdk cp -r archivo.tar.gz /usr/local/java/ (r para recursivo)</text:p>
        </text:list-item>
        <text:list-item>
          <text:p text:style-name="P1">Ir al directorio del jdk: cd /usr/local/java</text:p>
        </text:list-item>
        <text:list-item>
          <text:p text:style-name="P1">Descomprimir tar.gz: sudo tar xvzf archivo.tar.gz (x=extract, v=verbose, z=gzip, f=file)</text:p>
        </text:list-item>
        <text:list-item>
          <text:p text:style-name="P1">Editar profile: gedit /etc/profile</text:p>
        </text:list-item>
        <text:list-item>
          <text:p text:style-name="P1">Añadir al final: </text:p>
          <text:p text:style-name="P10">JAVA_HOME=/usr/local/java/<text:span text:style-name="T1">jdk1.8.0_20</text:span><text:line-break/>PATH=$PATH:$HOME/bin:$JAVA_HOME/bin<text:line-break/>export JAVA_HOME<text:line-break/>export PATH </text:p>
        </text:list-item>
        <text:list-item>
          <text:p text:style-name="P1">Guardar y salir</text:p>
        </text:list-item>
        <text:list-item>
          <text:p text:style-name="P1">Crear paths:</text:p>
          <text:p text:style-name="P7">update-alternatives --install "/usr/bin/java" "java" "/usr/local/java/jdk1.8.0_20/bin/java" 1 </text:p>
          <text:p text:style-name="P8">update-alternatives --install "/usr/bin/javac" "javac" "/usr/local/java/jdk1.8.0_20/bin/javac" 1</text:p>
          <text:p text:style-name="P11">update-alternatives --install "/usr/bin/javaws" "javaws" "/usr/local/java/jdk1.8.0_20/bin/javaws" 1</text:p>
        </text:list-item>
        <text:list-item>
          <text:p text:style-name="P2">Usar paths <text:s/></text:p>
          <text:p text:style-name="P8">update-alternatives --set java /usr/local/java/jdk1.8.0_20/bin/java </text:p>
          <text:p text:style-name="P8">update-alternatives --set javac /usr/local/java/jdk1.8.0_20/bin/javac </text:p>
          <text:p text:style-name="P11">update-alternatives --set javaws /usr/local/java/jdk1.8.0_20/bin/javaws </text:p>
        </text:list-item>
        <text:list-item>
          <text:p text:style-name="P2">Recargar PATH: source /etc/profile</text:p>
        </text:list-item>
        <text:list-item>
          <text:p text:style-name="P2">Comprobar que funciona java y javac: java –version <text:s text:c="4"/>/ <text:s text:c="5"/>javac –version</text:p>
        </text:list-item>
        <text:list-item>
          <text:p text:style-name="P2"><text:s/>Instalar NetBeans yendo a la ruta donde esta y ejecutar: sh ArchivoNetBeans.sh</text:p>
        </text:list-item>
        <text:list-item>
          <text:p text:style-name="P2">Correr el instalad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1.62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vier Diaz</meta:initial-creator>
    <meta:creation-date>2018-01-23T18:02:03.21</meta:creation-date>
    <meta:document-statistic meta:table-count="0" meta:image-count="0" meta:object-count="0" meta:page-count="1" meta:paragraph-count="35" meta:word-count="348" meta:character-count="2482"/>
    <dc:date>2018-01-23T18:39:00.86</dc:date>
    <dc:creator>Javier Diaz</dc:creator>
    <meta:editing-duration>PT3M25S</meta:editing-duration>
    <meta:editing-cycles>1</meta:editing-cycles>
    <meta:generator>OpenOffice/4.1.5$Win32 OpenOffice.org_project/415m1$Build-9789</meta:generator>
  </office:meta>
</office:document-meta>
</file>